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CMCSC10" svg:font-family="CMCSC10"/>
    <style:font-face style:name="CMR10" svg:font-family="CMR10"/>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P9" style:family="paragraph" style:parent-style-name="Standard" style:list-style-name="L4">
      <style:paragraph-properties fo:text-align="justify" style:justify-single-word="false"/>
      <style:text-properties fo:font-weight="normal" style:font-weight-asian="normal" style:font-weight-complex="normal"/>
    </style:style>
    <style:style style:name="P10" style:family="paragraph" style:parent-style-name="Standard" style:list-style-name="L5">
      <style:paragraph-properties fo:text-align="justify" style:justify-single-word="false"/>
      <style:text-properties fo:font-weight="normal" style:font-weight-asian="normal" style:font-weight-complex="normal"/>
    </style:style>
    <style:style style:name="P11" style:family="paragraph" style:parent-style-name="Standard" style:list-style-name="L2">
      <style:text-properties style:text-position="0% 100%" fo:font-weight="normal" style:font-weight-asian="normal" style:font-weight-complex="normal"/>
    </style:style>
    <style:style style:name="P12"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7" style:family="paragraph" style:parent-style-name="Standard">
      <style:paragraph-properties fo:margin-left="0in" fo:margin-right="0in" fo:margin-top="0in" fo:margin-bottom="0.0402in" style:line-height-at-least="0in" fo:text-indent="0in" style:auto-text-indent="false"/>
    </style:style>
    <style:style style:name="P18" style:family="paragraph" style:parent-style-name="ICML_20_Title" style:master-page-name="Standard">
      <style:paragraph-properties style:page-number="auto"/>
    </style:style>
    <style:style style:name="P19" style:family="paragraph" style:parent-style-name="ICML_20_References">
      <style:text-properties style:font-name="Courier New1" fo:font-size="9pt" fo:language="en" fo:country="GB" style:font-size-asian="9pt" style:language-asian="de" style:country-asian="DE" style:font-size-complex="9pt"/>
    </style:style>
    <style:style style:name="P20" style:family="paragraph" style:parent-style-name="ICML_20_Unnumbered_20_Heading">
      <style:paragraph-properties fo:margin-top="0.111in" fo:margin-bottom="0.0835i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style:text-underline-style="solid" style:text-underline-width="auto" style:text-underline-color="font-color"/>
    </style:style>
    <style:style style:name="T5" style:family="text">
      <style:text-properties style:text-position="sub 58%" style:text-underline-style="none"/>
    </style:style>
    <style:style style:name="T6" style:family="text">
      <style:text-properties fo:language="en" fo:country="GB" style:language-asian="de" style:country-asian="DE"/>
    </style:style>
    <style:style style:name="T7" style:family="text">
      <style:text-properties fo:language="en" fo:country="GB" fo:font-style="italic" style:language-asian="de" style:country-asian="DE"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style:text-position="0% 100%"/>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language="en" fo:country="none" fo:font-weight="bold" style:font-weight-asian="bold" style:font-weight-complex="bold"/>
    </style:style>
    <style:style style:name="T14" style:family="text">
      <style:text-properties style:font-name="Times New Roman" fo:font-size="11pt" fo:font-weight="bold" style:font-name-asian="CMBX10" style:font-size-asian="11pt" style:font-weight-asian="bold" style:font-name-complex="CMBX10" style:font-size-complex="11pt"/>
    </style:style>
    <style:style style:name="T15" style:family="text">
      <style:text-properties style:font-name="Times New Roman" fo:font-size="11pt" fo:font-weight="bold" style:font-name-asian="CMCSC10" style:font-size-asian="11pt" style:font-weight-asian="bold" style:font-name-complex="CMCSC10" style:font-size-complex="11pt"/>
    </style:style>
    <style:style style:name="T16" style:family="text">
      <style:text-properties style:font-name="Times New Roman" fo:font-size="10pt" fo:font-weight="bold" style:font-name-asian="CMBX10" style:font-size-asian="10pt" style:font-weight-asian="bold" style:font-name-complex="CMBX10" style:font-size-complex="10pt"/>
    </style:style>
    <style:style style:name="T17" style:family="text">
      <style:text-properties style:font-name="Times New Roman" fo:font-size="10pt" fo:font-weight="bold" style:font-name-asian="CMCSC10" style:font-size-asian="10pt" style:font-weight-asian="bold" style:font-name-complex="CMCSC10" style:font-size-complex="10pt"/>
    </style:style>
    <style:style style:name="T18" style:family="text">
      <style:text-properties style:font-name="Courier New1" fo:font-size="9pt" fo:language="en" fo:country="GB" style:font-size-asian="9pt" style:language-asian="de" style:country-asian="DE" style:font-size-complex="9pt"/>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earning Implicit References to Math Concepts in Computing Literature</text:p>
      <text:p text:style-name="Standard"><text:span text:style-name="T14">Deshpande, Amol <text:tab/><text:tab/><text:tab/><text:tab/><text:tab/><text:tab/><text:tab/><text:tab/> <text:s text:c="5"/></text:span><text:span text:style-name="T16">AMOLD1</text:span><text:span text:style-name="T17">@UMBC.EDU</text:span></text:p>
      <text:p text:style-name="Standard"><text:span text:style-name="T15">Peshave, Akshay</text:span><text:span text:style-name="T17"> </text:span><text:span text:style-name="T15"><text:tab/><text:tab/><text:tab/><text:tab/><text:tab/><text:tab/><text:tab/> <text:s text:c="15"/></text:span><text:span text:style-name="T17">PESHAVE1@UMBC.EDU</text:span></text:p>
      <text:p text:style-name="P3">University of Maryland Baltimore County, 1000 Hilltop Circle, Baltimore, MD 21227 USA</text:p>
      <text:p text:style-name="P3"/>
      <text:section text:style-name="Sect1" text:name="Section1">
        <text:p text:style-name="P2">1. Introduction</text:p>
        <text:p text:style-name="P13">Applied sciences emerged as the need to create practical solutions to real-world problems was felt as much as the need to advance the theory of pure sciences. Applied sciences are varied amalgamations of pure sciences, computer science and nanotechnology being classic examples. Analogous is the new-age notion of interdisciplinary studies. Consequently, understanding of and research in these applied fields requires transcending boundaries into the theory of one or more closely related classical sciences. <text:s/>Progressively, frequently occurring references to concepts of an underlying pure science for established applied science notions are rendered implicit. There is a need to identify and explicitly suggest such implicit pure science concepts to learners and naïve readers of the applied sciences' literature.</text:p>
        <text:p text:style-name="P13">With this in view we are attempting to develop a Proof-of-Concept model to learn implicit underlying references to mathematical concepts for a variety of computing science notions.</text:p>
        <text:p text:style-name="P13"/>
        <text:p text:style-name="P1">2. Related Works</text:p>
        <text:p text:style-name="P14">2.1 Document Classification and Categorization</text:p>
        <text:p text:style-name="Standard">Document classification is the assignment of predefined categories to documents based on their content and/or context. Automation of this task can be supervised, semi-supervised or un-supervised. </text:p>
        <text:p text:style-name="Standard"><text:span text:style-name="T2">2.2 Semantic Integration and </text:span><text:bookmark text:name="firstHeading"/><text:span text:style-name="T13">Ontology alignment</text:span></text:p>
        <text:p text:style-name="Standard">This area deals with interrelating information between heterogeneous data sources. Heterogeneity may be exhibited in structure, context or value. Metadata is often used as an enabler to derive links based on semantic similarity and appropriate rules with relatively high confidence. This is a semantic technology dependent approach which deals with construction of association graphs and their traversal for resolving inferences.</text:p>
        <text:p text:style-name="P14">2.3 ITM Align</text:p>
        <text:p text:style-name="P17">This is a Mondeca product which augments their Intelligent Topic Manager (ITM) to align reference vocabularies, such as various language thesauri, to achieve data integration. This solution is again based on semantic technologies and is a good example of semantic matching and alignment.</text:p>
        <text:p text:style-name="P17"/>
        <text:p text:style-name="P1">3. Proposed Methods</text:p>
        <text:p text:style-name="P13">The crux of our problem is semi-supervised learning of a prediction model for semantic associations between computing science and mathematical concepts. Intuitively, we should look for explicit hints of any such associations and reinforce our beliefs with increasing occurrences of these explicit hints. A rich source of these explicit references are the metadata associated with research publications in the field of computing science. We have chosen:</text:p>
        <text:list xml:id="list7651210814259047244" text:style-name="L1">
          <text:list-item>
            <text:p text:style-name="P4">American Computing Society (ACM) as a source for computing science research artifacts.</text:p>
          </text:list-item>
          <text:list-item>
            <text:p text:style-name="P4">American Mathematical Society (AMS) as a references for any mathematical terms and concepts we may need.</text:p>
          </text:list-item>
        </text:list>
        <text:p text:style-name="Standard">The solution can be modeled in 3 distinct steps.</text:p>
        <text:p text:style-name="P14">3.1 Retrieving Explicit CS → MT Concept Associations</text:p>
        <text:p text:style-name="P5">Strong explicit references to MT concepts exist in ACM publications in the following forms:</text:p>
        <text:list xml:id="list1656956055193668364" text:style-name="L2">
          <text:list-item>
            <text:list>
              <text:list-item>
                <text:list>
                  <text:list-item>
                    <text:p text:style-name="P6">User Defined Tags (UT) which may contain MT concepts</text:p>
                  </text:list-item>
                  <text:list-item>
                    <text:p text:style-name="P6">Explicitly mentioned MT concepts (MTC) in the abstract of the publication</text:p>
                  </text:list-item>
                </text:list>
              </text:list-item>
            </text:list>
            <text:p text:style-name="P6">These references can be resolved by a look-up of UTs and Abstract Terms (AT) and <text:s/>in the Mathematics Subject Classification (MSC) published by AMS. The retrieval of required data proceeds is highlighted below:</text:p>
            <text:list>
              <text:list-item>
                <text:list>
                  <text:list-item>
                    <text:p text:style-name="P6">Extract ACM Computing Classification System (CCS) tags, UDT and Abstract from the PDF versions of the publications.</text:p>
                  </text:list-item>
                  <text:list-item>
                    <text:p text:style-name="P6">Extract AT from the abstract using NLP-based Alchemy API.</text:p>
                  </text:list-item>
                  <text:list-item>
                    <text:p text:style-name="P6">Look-up UTs and ATs in MSC to produce explicit MTCs.</text:p>
                  </text:list-item>
                </text:list>
              </text:list-item>
            </text:list>
          </text:list-item>
        </text:list>
        <text:p text:style-name="P14"><text:soft-page-break/>3.2 Creating A Learning Data Set Of Explicit Association Rules</text:p>
        <text:list xml:id="list20411074" text:continue-numbering="true" text:style-name="L2">
          <text:list-header>
            <text:p text:style-name="P6">The above phase yields the sets CCS, UT, AT and associated MTC. We can cleanse these by applying the below operations:</text:p>
            <text:list text:continue-numbering="true">
              <text:list-header>
                <text:p text:style-name="P6">UCT = UDT – user defined tags present in MSC</text:p>
                <text:p text:style-name="P6">ACT = AT – UCT – abstract terms present in MSC </text:p>
              </text:list-header>
            </text:list>
            <text:p text:style-name="P6">We further restrict the length of the sets<text:span text:style-name="T1"> </text:span><text:span text:style-name="T8">by choosing the top priority items based on measures such as relevance scores and frequency of occurrence. W</text:span>e are then left with the following sets:</text:p>
            <text:list>
              <text:list-item>
                <text:list>
                  <text:list-header>
                    <text:p text:style-name="P6">CCS = {ccs<text:span text:style-name="T3">1</text:span><text:span text:style-name="T9">, ccs</text:span><text:span text:style-name="T3">2</text:span><text:span text:style-name="T9">, ccs</text:span><text:span text:style-name="T3">3</text:span><text:span text:style-name="T9">, … , ccs</text:span><text:span text:style-name="T3">i</text:span>}</text:p>
                    <text:p text:style-name="P6">UCT = {uct<text:span text:style-name="T3">1</text:span><text:span text:style-name="T9">, uct</text:span><text:span text:style-name="T3">2</text:span><text:span text:style-name="T9">, uct</text:span><text:span text:style-name="T3">3</text:span><text:span text:style-name="T9">, … , uct</text:span><text:span text:style-name="T3">m</text:span><text:span text:style-name="T9">}</text:span></text:p>
                    <text:p text:style-name="P6">ACT = {act<text:span text:style-name="T3">1</text:span><text:span text:style-name="T9">, act</text:span><text:span text:style-name="T3">2</text:span><text:span text:style-name="T9">, act</text:span><text:span text:style-name="T3">3</text:span><text:span text:style-name="T9">, … , act</text:span><text:span text:style-name="T3">m</text:span><text:span text:style-name="T9">}</text:span></text:p>
                    <text:p text:style-name="P6"><text:span text:style-name="T9">MTC = {mtc</text:span><text:span text:style-name="T3">1</text:span><text:span text:style-name="T9">, mtc</text:span><text:span text:style-name="T3">2</text:span><text:span text:style-name="T9">, mtc</text:span><text:span text:style-name="T3">3</text:span><text:span text:style-name="T9">, … , mtc</text:span><text:span text:style-name="T3">j</text:span><text:span text:style-name="T9">}</text:span></text:p>
                  </text:list-header>
                </text:list>
              </text:list-item>
            </text:list>
            <text:p text:style-name="P11">These sets allow us to construct rules of the form:</text:p>
            <text:list>
              <text:list-item>
                <text:list>
                  <text:list-header>
                    <text:p text:style-name="P6"><text:span text:style-name="T9">UCT U ACT → ccs</text:span><text:span text:style-name="T3">i </text:span><text:span text:style-name="T9">(text classification)</text:span></text:p>
                    <text:p text:style-name="P11"><text:span text:style-name="T10">UCT U ACT → mtc</text:span><text:span text:style-name="T4">j </text:span><text:span text:style-name="T11">(text classification)</text:span></text:p>
                    <text:list>
                      <text:list-item>
                        <text:list>
                          <text:list-header>
                            <text:p text:style-name="P11">ccs<text:span text:style-name="T3">i <text:s/></text:span>→<text:span text:style-name="T11"> mtc</text:span><text:span text:style-name="T5">j </text:span><text:span text:style-name="T11">(domain integration)</text:span></text:p>
                          </text:list-header>
                        </text:list>
                      </text:list-item>
                    </text:list>
                  </text:list-header>
                </text:list>
              </text:list-item>
            </text:list>
          </text:list-header>
        </text:list>
        <text:p text:style-name="P12">The data-set consisting of rules from the previous phase can be learned to yield classification model for each of these rule forms. </text:p>
        <text:p text:style-name="P15">3.3 Learning a Classification Model</text:p>
        <text:p text:style-name="P7">Input to the classifier, with or without explicit mention of math terms, <text:s/>could be:</text:p>
        <text:list xml:id="list4595379608266394551" text:style-name="L3">
          <text:list-item>
            <text:p text:style-name="P8">Textual content, in which case we need to extract terms from the content using Alchemy API</text:p>
          </text:list-item>
          <text:list-item>
            <text:p text:style-name="P8">A list of terms to be used directly by the predictor.</text:p>
          </text:list-item>
        </text:list>
        <text:p text:style-name="P7">The key aspects that need to be addressed are:</text:p>
        <text:list xml:id="list5872219870415080364" text:style-name="L4">
          <text:list-item>
            <text:p text:style-name="P9">In machine learning algorithms the feature set is a ordered vector. But for the current problem the feature values are ideally unordered tuples. This may lead to a loss of generality.</text:p>
          </text:list-item>
          <text:list-item>
            <text:p text:style-name="P9">Each input text or list of terms may not be of the same length as the training feature set. We need to be able to predict MTCs with some, maybe relatively lower, probability.</text:p>
          </text:list-item>
          <text:list-item>
            <text:p text:style-name="P9">We should be able to suggest multiple MT concepts with a relevance score based on the input.</text:p>
          </text:list-item>
        </text:list>
        <text:p text:style-name="P7">Possible classifying models that may be best fits given above aspects are:</text:p>
        <text:list xml:id="list7546050185088734865" text:style-name="L5">
          <text:list-item>
            <text:p text:style-name="P10">Bag of words approach (in the favor of simplicity)</text:p>
          </text:list-item>
          <text:list-item>
            <text:p text:style-name="P10">For each tuple in the rule-set introduce generate an extra rule for each permutation of the feature values. This would enable usage of other learning models such as Support Vector Machines. This approach though may lead to over-generalization which would adversely affect the accuracy of the method.</text:p>
          </text:list-item>
          <text:list-item>
            <text:p text:style-name="P10">A customized fusion of k-Nearest Neighbor and decision trees on the rules data-set as generated in 3.2</text:p>
          </text:list-item>
        </text:list>
        <text:p text:style-name="P7"/>
        <text:p text:style-name="P1">4. Experiment Design</text:p>
        <text:p text:style-name="P16">4.1 The Data Set</text:p>
        <text:p text:style-name="P13"><text:span text:style-name="T12">Choice of ACM papers is crucial to validating how accurately the proposed model works. We begin with a training set of 50+ most cited and downloaded research papers in select ACM forums. These select forums are ones which have a high dependency on mathematical theories for their advancement, such as </text:span>ACM Transactions on Algorithms (TALG) , ACM Transactions on Knowledge Discovery from Data (TKDD), ACM Transactions on Computation Theory (TOCT) etc. </text:p>
        <text:p text:style-name="P13">Manually downloaded citation pages from ACM Digital Library are run through our HTML extraction module. The module extracts required meta-data about the publications which includes user keywords and the document itself.</text:p>
        <text:p text:style-name="P13">The document is processed via a PDF parser to extract text and further find the CCS classification for the publication.</text:p>
        <text:p text:style-name="P13"/>
        <text:p text:style-name="P15">4.2 Choosing The Learning And Classifying Model</text:p>
        <text:p text:style-name="P13">We plan to conduct experimental trials to analyze the behavior of the at least the first two learning models suggested in 3.3. Analysis will be based on metrics to be discussed in 4.3 and relative deviations.</text:p>
        <text:p text:style-name="P15">4.3 Validation Set and Metrics</text:p>
        <text:p text:style-name="P7">Finally, validation will be done using papers from the same forums as the training set. Additionally we could employ Amazon Mechanical Turk to crowd-source labeling of abstract textual excerpts, from computing science literature, with MT concepts from the MSC. <text:s/></text:p>
        <text:p text:style-name="P7">Both recall as well as precision metrics are essential indicators of the success of this model. Given the mutual trade-off that characterizes these two metrics we would need to decide an empirically suggestive practical bound on both of these.</text:p>
        <text:p text:style-name="P7"/>
        <text:p text:style-name="P20">References</text:p>
        <text:p text:style-name="ICML_20_References"><text:soft-page-break/><text:span text:style-name="T6">Sebastiani, F. </text:span><text:span text:style-name="T7">Machine Learning in Automated Text Categorization.,</text:span><text:span text:style-name="T6"> 2001, [ONLINE] Available <text:s/></text:span><text:span text:style-name="T18">http://arxiv.org/pdf/cs.ir/0110053.pdf </text:span></text:p>
        <text:p text:style-name="P19"/>
        <text:p text:style-name="ICML_20_References"><text:span text:style-name="T6">Modeca Inc. , </text:span><text:span text:style-name="T7">Architecture and System Requirements of ITM,</text:span><text:span text:style-name="T6"> [ONLINE] Available <text:s/></text:span><text:span text:style-name="T18">http://www.mondeca.com/content/download/319/10565/file/Architecture%20and%20system%20requirements.pdf</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CMCSC10" svg:font-family="CMCSC10"/>
    <style:font-face style:name="CMR10" svg:font-family="CMR10"/>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1528in"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orphans="0" fo:widows="0"/>
      <style:text-properties style:font-name="Arial" fo:font-size="12pt"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text-properties fo:font-size="8pt" style:font-size-asian="8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CML_20_Title" style:display-name="ICML Title" style:family="paragraph" style:parent-style-name="Title">
      <style:paragraph-properties fo:margin-top="0in" fo:margin-bottom="0.3055in" fo:line-height="0.222in" fo:padding-left="0in" fo:padding-right="0in" fo:padding-top="0.222in" fo:padding-bottom="0.222in" fo:border-left="none" fo:border-right="none" fo:border-top="0.0138in solid #000000" fo:border-bottom="0.0138in solid #000000"/>
      <style:text-properties style:font-name="Times" fo:font-size="14pt" style:font-size-asian="14pt" style:font-name-complex="Times"/>
    </style:style>
    <style:style style:name="ICML_20_Author" style:display-name="ICML Author" style:family="paragraph" style:parent-style-name="Standard">
      <style:paragraph-properties fo:margin-top="0in" fo:margin-bottom="0.028in">
        <style:tab-stops>
          <style:tab-stop style:position="6.75in" style:type="right"/>
        </style:tab-stops>
      </style:paragraph-properties>
      <style:text-properties style:font-name="Times" fo:font-weight="bold" style:font-weight-asian="bold" style:font-name-complex="Times"/>
    </style:style>
    <style:style style:name="Beschriftung" style:family="paragraph" style:parent-style-name="Standard" style:next-style-name="Standard">
      <style:paragraph-properties fo:margin-top="0.0835in" fo:margin-bottom="0.0835in"/>
      <style:text-properties fo:font-weight="bold" style:font-weight-asian="bold"/>
    </style:style>
    <style:style style:name="ICML_20_1st_20_Level_20_Heading" style:display-name="ICML 1st Level Heading" style:family="paragraph" style:parent-style-name="Standard" style:list-style-name="WW8Num2">
      <style:paragraph-properties fo:margin-top="0.1665in" fo:margin-bottom="0.111in"/>
      <style:text-properties fo:font-size="11pt" fo:font-weight="bold" style:font-size-asian="11pt" style:font-weight-asian="bold"/>
    </style:style>
    <style:style style:name="ICML_20_Text_20_Style" style:display-name="ICML Text Style" style:family="paragraph" style:parent-style-name="ICML_20_1st_20_Level_20_Heading" style:list-style-name="">
      <style:paragraph-properties fo:margin="100%" fo:margin-left="0in" fo:margin-right="0in" fo:margin-top="0in" fo:margin-bottom="0.111in" fo:line-height="0.1528in" fo:text-align="justify" style:justify-single-word="false" fo:text-indent="0in" style:auto-text-indent="false"/>
      <style:text-properties fo:font-size="10pt" fo:font-weight="normal" style:font-size-asian="10pt" style:font-weight-asian="normal"/>
    </style:style>
    <style:style style:name="ICML_20_Abstract" style:display-name="ICML Abstract" style:family="paragraph" style:parent-style-name="ICML_20_Text_20_Style">
      <style:paragraph-properties fo:margin="100%" fo:margin-left="0.25in" fo:margin-right="0.25in" fo:margin-top="0in" fo:margin-bottom="0in" fo:text-indent="0in" style:auto-text-indent="false"/>
    </style:style>
    <style:style style:name="ICML_20_2nd_20_Level_20_Heading" style:display-name="ICML 2nd Level Heading" style:family="paragraph" style:parent-style-name="ICML_20_Text_20_Style" style:list-style-name="WW8Num2">
      <style:paragraph-properties fo:margin-top="0.0835in" fo:margin-bottom="0.111in"/>
      <style:text-properties fo:font-weight="bold" style:font-weight-asian="bold"/>
    </style:style>
    <style:style style:name="ICML_20_3rd_20_Level_20_Heading" style:display-name="ICML 3rd Level Heading" style:family="paragraph" style:parent-style-name="ICML_20_Text_20_Style" style:list-style-name="WW8Num2">
      <style:paragraph-properties fo:margin-top="0.0417in" fo:margin-bottom="0.0417in" fo:text-align="start" style:justify-single-word="false"/>
      <style:text-properties fo:font-variant="small-caps"/>
    </style:style>
    <style:style style:name="ICML_20_4th_20_Level_20_Heading" style:display-name="ICML 4th Level Heading" style:family="paragraph" style:parent-style-name="ICML_20_3rd_20_Level_20_Heading" style:list-style-name="">
      <style:paragraph-properties fo:margin="100%" fo:margin-left="0in" fo:margin-right="0in" fo:margin-top="0in" fo:margin-bottom="0in" fo:text-indent="0in" style:auto-text-indent="false"/>
      <style:text-properties fo:font-weight="bold" style:font-weight-asian="bold"/>
    </style:style>
    <style:style style:name="ICML_20_Footnote" style:display-name="ICML Footnote" style:family="paragraph" style:parent-style-name="Footnote">
      <style:paragraph-properties fo:margin="100%" fo:margin-left="0in" fo:margin-right="0in" fo:margin-top="0in" fo:margin-bottom="0in" fo:text-indent="0.25in" style:auto-text-indent="false"/>
      <style:text-properties fo:font-size="9pt" style:font-size-asian="9pt"/>
    </style:style>
    <style:style style:name="Nur_20_Text" style:display-name="Nur Text" style:family="paragraph" style:parent-style-name="Standard"/>
    <style:style style:name="Contents_20_1" style:display-name="Contents 1" style:family="paragraph" style:parent-style-name="Standard" style:next-style-name="Standard" style:class="index">
      <style:paragraph-properties fo:margin-top="0.2083in" fo:margin-bottom="0.0835in" fo:orphans="0" fo:widows="0">
        <style:tab-stops>
          <style:tab-stop style:position="6in" style:type="right" style:leader-style="dotted" style:leader-text="."/>
        </style:tab-stops>
      </style:paragraph-properties>
      <style:text-properties style:font-name="Arial" fo:font-size="12pt" fo:font-weight="bold" style:font-size-asian="12pt" style:font-weight-asian="bold" style:font-name-complex="Arial"/>
    </style:style>
    <style:style style:name="ICML_20_Table_20_Caption" style:display-name="ICML Table Caption" style:family="paragraph" style:parent-style-name="Beschriftung">
      <style:paragraph-properties fo:margin-top="0.0835in" fo:margin-bottom="0.1252in" fo:keep-with-next="always"/>
      <style:text-properties fo:font-size="9pt" fo:font-weight="normal" style:font-size-asian="9pt" style:font-weight-asian="normal"/>
    </style:style>
    <style:style style:name="ICML_20_Abstract_20_Title" style:display-name="ICML Abstract Title" style:family="paragraph" style:parent-style-name="ICML_20_Abstract">
      <style:paragraph-properties fo:margin-top="0in" fo:margin-bottom="0.0835in" fo:line-height="100%" fo:text-align="center" style:justify-single-word="false"/>
      <style:text-properties fo:font-size="11pt" fo:font-weight="bold" style:font-size-asian="11pt" style:font-weight-asian="bold"/>
    </style:style>
    <style:style style:name="ICML_20_Table_20_Text_20_Style" style:display-name="ICML Table Text Style" style:family="paragraph" style:parent-style-name="ICML_20_Text_20_Style">
      <style:paragraph-properties fo:margin-top="0.0835in" fo:margin-bottom="0in"/>
    </style:style>
    <style:style style:name="Contents_20_2" style:display-name="Contents 2" style:family="paragraph" style:parent-style-name="Standard" style:next-style-name="Standard" style:class="index">
      <style:paragraph-properties fo:margin="100%" fo:margin-left="0.278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3" style:display-name="Contents 3" style:family="paragraph" style:parent-style-name="Standard" style:next-style-name="Standard" style:class="index">
      <style:paragraph-properties fo:margin="100%" fo:margin-left="0.555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4" style:display-name="Contents 4" style:family="paragraph" style:parent-style-name="Standard" style:next-style-name="Standard" style:class="index">
      <style:paragraph-properties fo:margin="100%" fo:margin-left="0.833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Index_20_1" style:display-name="Index 1" style:family="paragraph" style:parent-style-name="Standard" style:next-style-name="Standard" style:class="index">
      <style:paragraph-properties fo:margin="100%" fo:margin-left="0.139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2" style:display-name="Index 2" style:family="paragraph" style:parent-style-name="Standard" style:next-style-name="Standard" style:class="index">
      <style:paragraph-properties fo:margin="100%" fo:margin-left="0.278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3" style:display-name="Index 3" style:family="paragraph" style:parent-style-name="Standard" style:next-style-name="Standard" style:class="index">
      <style:paragraph-properties fo:margin="100%" fo:margin-left="0.416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4" style:display-name="Index 4" style:family="paragraph" style:parent-style-name="Standard" style:next-style-name="Standard">
      <style:paragraph-properties fo:margin="100%" fo:margin-left="0.555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fo:orphans="0" fo:widows="0"/>
      <style:text-properties style:font-name="Arial" fo:font-size="13pt" fo:font-weight="bold" style:font-size-asian="13pt" style:font-weight-asian="bold" style:font-name-complex="Arial"/>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ICML_20_Address" style:display-name="ICML Address" style:family="paragraph" style:parent-style-name="ICML_20_Author">
      <style:paragraph-properties fo:margin="100%" fo:margin-left="0.25in" fo:margin-right="0in" fo:margin-top="0in" fo:margin-bottom="0in" fo:text-indent="-0.25in" style:auto-text-indent="false"/>
      <style:text-properties style:font-name="Times New Roman" fo:font-weight="normal" style:font-weight-asian="normal" style:font-name-complex="Times New Roman"/>
    </style:style>
    <style:style style:name="ICML_20_Figure_20_Caption" style:display-name="ICML Figure Caption" style:family="paragraph" style:parent-style-name="Standard">
      <style:paragraph-properties fo:margin-top="0.0417in" fo:margin-bottom="0.0835in"/>
      <style:text-properties fo:font-size="9pt" style:font-size-asian="9pt"/>
    </style:style>
    <style:style style:name="ICML_20_References" style:display-name="ICML References" style:family="paragraph" style:parent-style-name="Standard">
      <style:paragraph-properties fo:margin="100%" fo:margin-left="0.1in" fo:margin-right="0in" fo:margin-top="0in" fo:margin-bottom="0in" fo:text-indent="-0.1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CML_20_Unnumbered_20_Heading" style:display-name="ICML Unnumbered Heading" style:family="paragraph" style:parent-style-name="ICML_20_1st_20_Level_20_Heading" style:list-style-name="">
      <style:paragraph-properties fo:margin="100%" fo:margin-left="0in" fo:margin-right="0in" fo:margin-top="0in" fo:margin-bottom="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 style:num-format="1">
        <style:list-level-properties text:list-level-position-and-space-mode="label-alignment">
          <style:list-level-label-alignment text:label-followed-by="space"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1.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prefix="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9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ICML-2005 Authors</dc:title>
    <meta:initial-creator>Carnegie Mellon University</meta:initial-creator>
    <meta:creation-date>2010-01-05T06:25:00</meta:creation-date>
    <dc:date>2013-05-20T00:25:53.95</dc:date>
    <meta:print-date>2008-01-05T16:35:00</meta:print-date>
    <meta:editing-cycles>36</meta:editing-cycles>
    <meta:generator>OpenOffice.org/3.4$Win32 OpenOffice.org_project/340m1$Build-9590</meta:generator>
    <meta:editing-duration>PT16H19M29S</meta:editing-duration>
    <meta:document-statistic meta:table-count="0" meta:image-count="0" meta:object-count="0" meta:page-count="3" meta:paragraph-count="66" meta:word-count="1219" meta:character-count="7846"/>
  </office:meta>
</office:document-meta>
</file>